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9E0000005043CCD5F14A789E46.png" manifest:media-type="image/png"/>
  <manifest:file-entry manifest:full-path="Pictures/10000201000002A70000001F3EA11DDE9FF8FFB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230a4" officeooo:paragraph-rsid="000230a4"/>
    </style:style>
    <style:style style:name="P2" style:family="paragraph" style:parent-style-name="Standard">
      <style:text-properties officeooo:rsid="00042da9" officeooo:paragraph-rsid="00042da9"/>
    </style:style>
    <style:style style:name="P3" style:family="paragraph" style:parent-style-name="Standard">
      <style:text-properties officeooo:rsid="000b4aa8" officeooo:paragraph-rsid="000b4aa8"/>
    </style:style>
    <style:style style:name="P4" style:family="paragraph" style:parent-style-name="Standard">
      <style:text-properties officeooo:rsid="001184d1" officeooo:paragraph-rsid="001184d1"/>
    </style:style>
    <style:style style:name="T1" style:family="text">
      <style:text-properties officeooo:rsid="00042da9"/>
    </style:style>
    <style:style style:name="T2" style:family="text">
      <style:text-properties officeooo:rsid="00058c8b"/>
    </style:style>
    <style:style style:name="T3" style:family="text">
      <style:text-properties officeooo:rsid="00069d07"/>
    </style:style>
    <style:style style:name="T4" style:family="text">
      <style:text-properties officeooo:rsid="00076ce2"/>
    </style:style>
    <style:style style:name="T5" style:family="text">
      <style:text-properties officeooo:rsid="000c7937"/>
    </style:style>
    <style:style style:name="T6" style:family="text">
      <style:text-properties officeooo:rsid="0011aed5"/>
    </style:style>
    <style:style style:name="T7" style:family="text">
      <style:text-properties officeooo:rsid="0012590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irst I generate more patterns <text:span text:style-name="T4">(myinput3.pattern)</text:span> and observe the behavior of many pins and wires by verdi and found that they all act as expected, no error was found.</text:p>
      <text:p text:style-name="P1"/>
      <text:p text:style-name="P1"><text:span text:style-name="T1">Then I</text:span> use the verify command <text:span text:style-name="T2">(umc)</text:span> in v3 to monitor the safety pin “p”, founding no error <text:span text:style-name="T3">as well.</text:span></text:p>
      <text:p text:style-name="P1"><draw:frame draw:style-name="fr1" draw:name="Image1" text:anchor-type="paragraph" svg:width="14.372cm" svg:height="0.656cm" draw:z-index="0"><draw:image xlink:href="Pictures/10000201000002A70000001F3EA11DDE9FF8FFB9.png" xlink:type="simple" xlink:show="embed" xlink:actuate="onLoad" loext:mime-type="image/png"/></draw:frame></text:p>
      <text:p text:style-name="P3">To verify the circuit solidlier, I added more <text:span text:style-name="T5">properties (pA, pB, and pC), where they represent that when the machine finish finding changes, the changes should be right, that is “inputValue” - cost of the Item. It turned out that the properties are all preserved by testing with v3 verify command.</text:span></text:p>
      <text:p text:style-name="P3"><draw:frame draw:style-name="fr2" draw:name="Image2" text:anchor-type="paragraph" svg:width="17cm" svg:height="0.945cm" draw:z-index="1"><draw:image xlink:href="Pictures/100002010000059E0000005043CCD5F14A789E46.png" xlink:type="simple" xlink:show="embed" xlink:actuate="onLoad" loext:mime-type="image/x-vclgraphic"/></draw:frame></text:p>
      <text:p text:style-name="P4">Therefore, I think the code <text:span text:style-name="T6">is</text:span> good, <text:span text:style-name="T7">no more bug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PH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5T03:44:27.921475728</meta:creation-date>
    <meta:generator>LibreOffice/6.0.7.3$Linux_X86_64 LibreOffice_project/00m0$Build-3</meta:generator>
    <dc:date>2020-03-15T14:08:59.290815118</dc:date>
    <meta:editing-duration>PT18M10S</meta:editing-duration>
    <meta:editing-cycles>18</meta:editing-cycles>
    <meta:document-statistic meta:table-count="0" meta:image-count="2" meta:object-count="0" meta:page-count="1" meta:paragraph-count="4" meta:word-count="110" meta:character-count="614" meta:non-whitespace-character-count="508"/>
  </office:meta>
</office:document-meta>
</file>